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ward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war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AJ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DX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DXFIELD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MIXED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CW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PHONE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RTTY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160m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PX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ARC_DOK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_MIXED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_CW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_PHONE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_RTTY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IOT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JCC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JCG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MARATHON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RD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B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C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E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IP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J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S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Z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USAC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VUCC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Award Enumeration exported from Released ADIF Specification 3.1.7</dc:title>
    <meta:initial-creator>ADIF Development Group</meta:initial-creator>
    <dc:creator>Graham Smith</dc:creator>
    <meta:creation-date>2026-03-22T12:41:33Z</meta:creation-date>
    <dc:date>2026-03-22T12:41:34Z</dc:date>
    <meta:editing-duration>PT0S</meta:editing-duration>
    <meta:user-defined meta:name="ADIF Version">3.1.7</meta:user-defined>
    <meta:user-defined meta:name="ADIF Status">Released</meta:user-defined>
  </office:meta>
</office:document-meta>
</file>